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457cm" svg:height="1.128cm" svg:x="8.81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457cm" svg:height="1.41cm" svg:x="8.812cm" svg:y="12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3cm" svg:height="3cm" svg:x="7.236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0.54cm" svg:y1="3.628cm" svg:x2="8.735cm" svg:y2="8cm" draw:start-shape="id1" draw:start-glue-point="2" draw:end-shape="id2" draw:end-glue-point="4" svg:d="m10540 3628-1805 4372">
          <text:p/>
        </draw:connector>
        <draw:connector draw:style-name="gr3" draw:text-style-name="P1" draw:layer="layout" draw:type="line" svg:x1="8.735cm" svg:y1="11cm" svg:x2="10.54cm" svg:y2="12.09cm" draw:start-shape="id2" draw:start-glue-point="8" draw:end-shape="id3" draw:end-glue-point="0" svg:d="m8735 11000 1805 1090">
          <text:p/>
        </draw:connector>
        <draw:frame draw:style-name="gr4" draw:layer="layout" svg:width="4.729cm" svg:height="0.543cm" svg:x="4.5cm" svg:y="5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4" draw:layer="layout" svg:width="3cm" svg:height="3cm" svg:x="10.736cm" svg:y="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0.54cm" svg:y1="3.628cm" svg:x2="12.235cm" svg:y2="8cm" draw:start-shape="id1" draw:start-glue-point="2" draw:end-shape="id4" draw:end-glue-point="4" svg:d="m10540 3628 1695 4372">
          <text:p/>
        </draw:connector>
        <draw:connector draw:style-name="gr3" draw:text-style-name="P1" draw:layer="layout" draw:type="line" svg:x1="12.235cm" svg:y1="11cm" svg:x2="10.54cm" svg:y2="12.09cm" draw:start-shape="id4" draw:start-glue-point="8" draw:end-shape="id3" draw:end-glue-point="0" svg:d="m12235 11000-1695 1090">
          <text:p/>
        </draw:connector>
        <draw:frame draw:style-name="gr4" draw:layer="layout" svg:width="5.153cm" svg:height="0.542cm" svg:x="11.736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102cm" svg:height="0.543cm" svg:x="7.6cm" svg:y="9.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309cm" svg:height="0.543cm" svg:x="11.136cm" svg:y="9.2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2.314cm" svg:height="0.543cm" svg:x="9.43cm" svg:y="2.9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132cm" svg:height="0.543cm" svg:x="9.5cm" svg:y="12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1" draw:layer="layout" draw:line-skew="-4.811cm" svg:x1="8.812cm" svg:y1="12.795cm" svg:x2="8.812cm" svg:y2="3.064cm" draw:start-shape="id3" draw:start-glue-point="3" draw:end-shape="id1" svg:d="m8812 12795h-5312v-9731h53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0$Unix OpenOffice.org_project/Patch 5</meta:generator>
    <meta:creation-date>2008-08-13T10:30:13</meta:creation-date>
    <dc:date>2009-07-14T11:51:02</dc:date>
    <meta:editing-cycles>6</meta:editing-cycles>
    <meta:editing-duration>PT00H32M39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tru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true</math:mi>
        </math:mrow>
        <math:mo math:stretchy="false">)</math:mo>
      </math:mrow>
    </math:mrow>
    <math:annotation math:encoding="StarMath 5.0">@T("in"_1 = true and "in"_2 = tru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@</math:mi>
      <math:mi>T</math:mi>
      <math:mrow>
        <math:mo math:stretchy="false">(</math:mo>
        <math:mrow>
          <math:mrow>
            <math:msub>
              <math:mtext>in</math:mtext>
              <math:mn>1</math:mn>
            </math:msub>
            <math:mo math:stretchy="false">=</math:mo>
            <math:mrow>
              <math:mi math:fontstyle="italic">false</math:mi>
              <math:mo math:stretchy="false">∧</math:mo>
              <math:msub>
                <math:mtext>in</math:mtext>
                <math:mn>2</math:mn>
              </math:msub>
            </math:mrow>
          </math:mrow>
          <math:mo math:stretchy="false">=</math:mo>
          <math:mi math:fontstyle="italic">false</math:mi>
        </math:mrow>
        <math:mo math:stretchy="false">)</math:mo>
      </math:mrow>
    </math:mrow>
    <math:annotation math:encoding="StarMath 5.0">@T("in"_1 = false and "in"_2 = false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true</math:mi>
      </math:mrow>
    </math:mrow>
    <math:annotation math:encoding="StarMath 5.0">"out"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text>out</math:mtext>
        <math:mn>1</math:mn>
      </math:msub>
      <math:mrow>
        <math:mi math:fontstyle="normal">:</math:mi>
        <math:mo math:stretchy="false">=</math:mo>
        <math:mi math:fontstyle="italic">false</math:mi>
      </math:mrow>
    </math:mrow>
    <math:annotation math:encoding="StarMath 5.0">"out"_1 := fals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"rung"_1 (star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rung</math:mtext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"rung"_1 (end)</math:annotation>
  </math:semantics>
</math:math>
</file>